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31cm"/>
    </style:style>
    <style:style style:name="co7" style:family="table-column">
      <style:table-column-properties fo:break-before="auto" style:column-width="3.341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2.2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Gnumeric-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Gnumeric-default"/>
        <table:table-column table:style-name="co1" table:default-cell-style-name="Default"/>
        <table:table-column table:style-name="co1" table:number-columns-repeated="3" table:default-cell-style-name="Gnumeric-default"/>
        <table:table-column table:style-name="co1" table:default-cell-style-name="Default"/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" table:default-cell-style-name="Gnumeric-default"/>
        <table:table-column table:style-name="co1" table:default-cell-style-name="Default"/>
        <table:table-column table:style-name="co3" table:default-cell-style-name="Gnumeric-default"/>
        <table:table-column table:style-name="co4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3" table:number-columns-repeated="108" table:default-cell-style-name="Gnumeric-default"/>
        <table:table-row table:style-name="ro1">
          <table:table-cell table:number-columns-repeated="4"/>
          <table:table-cell office:value-type="string" calcext:value-type="string">
            <text:p>SIN ORDEN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exacto</text:p>
          </table:table-cell>
          <table:table-cell table:style-name="Gnumeric-default"/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Default" office:value-type="string" calcext:value-type="string">
            <text:p>DIFERENCIA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 2 2 1</text:p>
          </table:table-cell>
          <table:table-cell table:style-name="Gnumeric-default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5 5 5 4 2 3 1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7 7 7 6 3 5 2 4 1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1 10 10 9 8 4 7 3 6 2 5 1</text:p>
          </table:table-cell>
          <table:table-cell table:style-name="Gnumeric-default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Gnumeric-default" office:value-type="float" office:value="62" calcext:value-type="float">
            <text:p>6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3 12 12 11 10 5 9 4 8 3 7 2 6 1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7 15 15 14 13 12 6 11 5 10 4 9 3 8 2 7 1</text:p>
          </table:table-cell>
          <table:table-cell table:style-name="Gnumeric-default"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Gnumeric-default" office:value-type="float" office:value="204" calcext:value-type="float">
            <text:p>204</text:p>
          </table:table-cell>
          <table:table-cell table:style-name="ce2" office:value-type="float" office:value="187" calcext:value-type="float">
            <text:p>1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office:value-type="string" calcext:value-type="string">
            <text:p>DIFERENCIA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LGUN GYM 0</text:p>
          </table:table-cell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Gnumeric-default" office:value-type="float" office:value="10" calcext:value-type="float">
            <text:p>10</text:p>
          </table:table-cell>
          <table:table-cell table:formula="of:=[.J12]-[.I12]" office:value-type="float" office:value="6" calcext:value-type="float">
            <text:p>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3]-[.I13]" office:value-type="float" office:value="18" calcext:value-type="float">
            <text:p>1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4]-[.I14]" office:value-type="float" office:value="16" calcext:value-type="float">
            <text:p>1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Gnumeric-default" office:value-type="float" office:value="66" calcext:value-type="float">
            <text:p>66</text:p>
          </table:table-cell>
          <table:table-cell table:formula="of:=[.J15]-[.I15]" office:value-type="float" office:value="56" calcext:value-type="float">
            <text:p>5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Gnumeric-default" office:value-type="float" office:value="74" calcext:value-type="float">
            <text:p>74</text:p>
          </table:table-cell>
          <table:table-cell table:formula="of:=[.J16]-[.I16]" office:value-type="float" office:value="62" calcext:value-type="float">
            <text:p>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Gnumeric-default" office:value-type="float" office:value="158" calcext:value-type="float">
            <text:p>158</text:p>
          </table:table-cell>
          <table:table-cell table:formula="of:=[.J17]-[.I17]" office:value-type="float" office:value="144" calcext:value-type="float">
            <text:p>144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Gnumeric-default" office:value-type="float" office:value="178" calcext:value-type="float">
            <text:p>178</text:p>
          </table:table-cell>
          <table:table-cell table:formula="of:=[.J18]-[.I18]" office:value-type="float" office:value="162" calcext:value-type="float">
            <text:p>1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Gnumeric-default" office:value-type="float" office:value="216" calcext:value-type="float">
            <text:p>216</text:p>
          </table:table-cell>
          <table:table-cell table:formula="of:=[.J19]-[.I19]" office:value-type="float" office:value="198" calcext:value-type="float">
            <text:p>19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Gnumeric-default" office:value-type="float" office:value="242" calcext:value-type="float">
            <text:p>242</text:p>
          </table:table-cell>
          <table:table-cell table:formula="of:=[.J20]-[.I20]" office:value-type="float" office:value="222" calcext:value-type="float">
            <text:p>22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nillos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 table:number-columns-repeated="2"/>
          <table:table-cell office:value-type="string" calcext:value-type="string">
            <text:p>goloso</text:p>
          </table:table-cell>
          <table:table-cell table:style-name="Gnumeric-default" office:value-type="string" calcext:value-type="string">
            <text:p>exacto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18750" calcext:value-type="float">
            <text:p>18750</text:p>
          </table:table-cell>
          <table:table-cell table:style-name="Gnumeric-default" office:value-type="float" office:value="15000" calcext:value-type="float">
            <text:p>15000</text:p>
          </table:table-cell>
          <table:table-cell/>
          <table:table-cell table:formula="of:=[.I24]-[.J24]" office:value-type="float" office:value="3750" calcext:value-type="float">
            <text:p>375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41775" calcext:value-type="float">
            <text:p>41775</text:p>
          </table:table-cell>
          <table:table-cell table:style-name="Gnumeric-default" office:value-type="float" office:value="31900" calcext:value-type="float">
            <text:p>31900</text:p>
          </table:table-cell>
          <table:table-cell/>
          <table:table-cell table:formula="of:=[.I25]-[.J25]" office:value-type="float" office:value="9875" calcext:value-type="float">
            <text:p>987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188228" calcext:value-type="float">
            <text:p>188228</text:p>
          </table:table-cell>
          <table:table-cell table:style-name="Gnumeric-default" office:value-type="float" office:value="185260" calcext:value-type="float">
            <text:p>185260</text:p>
          </table:table-cell>
          <table:table-cell/>
          <table:table-cell table:formula="of:=[.I26]-[.J26]" office:value-type="float" office:value="2968" calcext:value-type="float">
            <text:p>29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212147" calcext:value-type="float">
            <text:p>212147</text:p>
          </table:table-cell>
          <table:table-cell table:style-name="Gnumeric-default" office:value-type="float" office:value="179064" calcext:value-type="float">
            <text:p>179064</text:p>
          </table:table-cell>
          <table:table-cell/>
          <table:table-cell table:formula="of:=[.I27]-[.J27]" office:value-type="float" office:value="33083" calcext:value-type="float">
            <text:p>3308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235811" calcext:value-type="float">
            <text:p>235811</text:p>
          </table:table-cell>
          <table:table-cell table:style-name="Gnumeric-default" office:value-type="float" office:value="176047" calcext:value-type="float">
            <text:p>176047</text:p>
          </table:table-cell>
          <table:table-cell/>
          <table:table-cell table:formula="of:=[.I28]-[.J28]" office:value-type="float" office:value="59764" calcext:value-type="float">
            <text:p>5976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3">
          <table:table-cell table:number-columns-repeated="4"/>
          <table:table-cell office:value-type="string" calcext:value-type="string">
            <text:p>random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397" calcext:value-type="float">
            <text:p>4397</text:p>
          </table:table-cell>
          <table:table-cell table:style-name="Gnumeric-default" office:value-type="float" office:value="2649" calcext:value-type="float">
            <text:p>2649</text:p>
          </table:table-cell>
          <table:table-cell/>
          <table:table-cell table:formula="of:=[.I31]-[.J31]" office:value-type="float" office:value="1748" calcext:value-type="float">
            <text:p>174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3813" calcext:value-type="float">
            <text:p>3813</text:p>
          </table:table-cell>
          <table:table-cell table:style-name="Gnumeric-default" office:value-type="float" office:value="2473" calcext:value-type="float">
            <text:p>2473</text:p>
          </table:table-cell>
          <table:table-cell/>
          <table:table-cell table:formula="of:=[.I32]-[.J32]" office:value-type="float" office:value="1340" calcext:value-type="float">
            <text:p>134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4204" calcext:value-type="float">
            <text:p>4204</text:p>
          </table:table-cell>
          <table:table-cell table:style-name="Gnumeric-default" office:value-type="float" office:value="2012" calcext:value-type="float">
            <text:p>2012</text:p>
          </table:table-cell>
          <table:table-cell/>
          <table:table-cell table:formula="of:=[.I33]-[.J33]" office:value-type="float" office:value="2192" calcext:value-type="float">
            <text:p>2192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table:style-name="Gnumeric-default" office:value-type="float" office:value="790" calcext:value-type="float">
            <text:p>790</text:p>
          </table:table-cell>
          <table:table-cell/>
          <table:table-cell table:formula="of:=[.I34]-[.J34]" office:value-type="float" office:value="116" calcext:value-type="float">
            <text:p>116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11042" calcext:value-type="float">
            <text:p>11042</text:p>
          </table:table-cell>
          <table:table-cell table:style-name="Gnumeric-default" office:value-type="float" office:value="2949" calcext:value-type="float">
            <text:p>2949</text:p>
          </table:table-cell>
          <table:table-cell/>
          <table:table-cell table:formula="of:=[.I35]-[.J35]" office:value-type="float" office:value="8093" calcext:value-type="float">
            <text:p>809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2856" calcext:value-type="float">
            <text:p>2856</text:p>
          </table:table-cell>
          <table:table-cell table:style-name="Gnumeric-default" office:value-type="float" office:value="1487" calcext:value-type="float">
            <text:p>1487</text:p>
          </table:table-cell>
          <table:table-cell/>
          <table:table-cell table:formula="of:=[.I36]-[.J36]" office:value-type="float" office:value="1369" calcext:value-type="float">
            <text:p>1369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376" calcext:value-type="float">
            <text:p>1376</text:p>
          </table:table-cell>
          <table:table-cell table:style-name="Gnumeric-default" office:value-type="float" office:value="708" calcext:value-type="float">
            <text:p>708</text:p>
          </table:table-cell>
          <table:table-cell/>
          <table:table-cell table:formula="of:=[.I37]-[.J37]" office:value-type="float" office:value="668" calcext:value-type="float">
            <text:p>6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7890" calcext:value-type="float">
            <text:p>7890</text:p>
          </table:table-cell>
          <table:table-cell table:style-name="Gnumeric-default" office:value-type="float" office:value="1925" calcext:value-type="float">
            <text:p>1925</text:p>
          </table:table-cell>
          <table:table-cell/>
          <table:table-cell table:formula="of:=[.I38]-[.J38]" office:value-type="float" office:value="5965" calcext:value-type="float">
            <text:p>596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4570" calcext:value-type="float">
            <text:p>4570</text:p>
          </table:table-cell>
          <table:table-cell table:style-name="Gnumeric-default" office:value-type="float" office:value="1649" calcext:value-type="float">
            <text:p>1649</text:p>
          </table:table-cell>
          <table:table-cell/>
          <table:table-cell table:formula="of:=[.I39]-[.J39]" office:value-type="float" office:value="2921" calcext:value-type="float">
            <text:p>2921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style-name="Gnumeric-default" office:value-type="float" office:value="289" calcext:value-type="float">
            <text:p>289</text:p>
          </table:table-cell>
          <table:table-cell/>
          <table:table-cell table:formula="of:=[.I40]-[.J40]" office:value-type="float" office:value="104" calcext:value-type="float">
            <text:p>10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7391" calcext:value-type="float">
            <text:p>7391</text:p>
          </table:table-cell>
          <table:table-cell table:style-name="Gnumeric-default" office:value-type="float" office:value="2457" calcext:value-type="float">
            <text:p>2457</text:p>
          </table:table-cell>
          <table:table-cell/>
          <table:table-cell table:formula="of:=[.I41]-[.J41]" office:value-type="float" office:value="4934" calcext:value-type="float">
            <text:p>493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 table:number-rows-repeated="5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>
          <table:table-cell table:style-name="Default"/>
          <table:table-cell table:style-name="Default" office:value-type="string" calcext:value-type="string">
            <text:p>MEDICION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ALGUN GYM 0</text:p>
          </table:table-cell>
          <table:table-cell/>
          <table:table-cell table:style-name="Gnumeric-default" office:value-type="string" calcext:value-type="string">
            <text:p>ORDEN</text:p>
          </table:table-cell>
          <table:table-cell/>
          <table:table-cell office:value-type="string" calcext:value-type="string">
            <text:p>SIN ORDEN</text:p>
          </table:table-cell>
          <table:table-cell/>
          <table:table-cell table:style-name="Gnumeric-default" office:value-type="string" calcext:value-type="string">
            <text:p>sin solucion mochi</text:p>
          </table:table-cell>
          <table:table-cell table:number-columns-repeated="2"/>
          <table:table-cell office:value-type="string" calcext:value-type="string">
            <text:p>SIN SOLUCION PP</text:p>
          </table:table-cell>
          <table:table-cell/>
          <table:table-cell table:style-name="Gnumeric-default" office:value-type="string" calcext:value-type="string">
            <text:p>TODOS0</text:p>
          </table:table-cell>
          <table:table-cell/>
          <table:table-cell office:value-type="string" calcext:value-type="string">
            <text:p>ANILLOS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4610" calcext:value-type="float">
            <text:p>614610</text:p>
          </table:table-cell>
          <table:table-cell/>
          <table:table-cell office:value-type="float" office:value="579321" calcext:value-type="float">
            <text:p>579321</text:p>
          </table:table-cell>
          <table:table-cell table:number-columns-repeated="3"/>
          <table:table-cell office:value-type="float" office:value="980" calcext:value-type="float">
            <text:p>980</text:p>
          </table:table-cell>
          <table:table-cell table:number-columns-repeated="2"/>
          <table:table-cell table:style-name="Default" office:value-type="float" office:value="1470" calcext:value-type="float">
            <text:p>1470</text:p>
          </table:table-cell>
          <table:table-cell/>
          <table:table-cell office:value-type="float" office:value="229376" calcext:value-type="float">
            <text:p>22937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6950" calcext:value-type="float">
            <text:p>1316950</text:p>
          </table:table-cell>
          <table:table-cell/>
          <table:table-cell office:value-type="float" office:value="1496334" calcext:value-type="float">
            <text:p>1496334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1961" calcext:value-type="float">
            <text:p>1961</text:p>
          </table:table-cell>
          <table:table-cell/>
          <table:table-cell office:value-type="float" office:value="988571" calcext:value-type="float">
            <text:p>9885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927815" calcext:value-type="float">
            <text:p>3927815</text:p>
          </table:table-cell>
          <table:table-cell/>
          <table:table-cell office:value-type="float" office:value="4181207" calcext:value-type="float">
            <text:p>4181207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1961" calcext:value-type="float">
            <text:p>1961</text:p>
          </table:table-cell>
          <table:table-cell/>
          <table:table-cell office:value-type="float" office:value="2628509" calcext:value-type="float">
            <text:p>2628509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7642428" calcext:value-type="float">
            <text:p>7642428</text:p>
          </table:table-cell>
          <table:table-cell/>
          <table:table-cell office:value-type="float" office:value="9322557" calcext:value-type="float">
            <text:p>9322557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2451" calcext:value-type="float">
            <text:p>2451</text:p>
          </table:table-cell>
          <table:table-cell/>
          <table:table-cell office:value-type="float" office:value="5567264" calcext:value-type="float">
            <text:p>556726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5248588" calcext:value-type="float">
            <text:p>15248588</text:p>
          </table:table-cell>
          <table:table-cell/>
          <table:table-cell office:value-type="float" office:value="16464085" calcext:value-type="float">
            <text:p>16464085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/>
          <table:table-cell office:value-type="float" office:value="10010685" calcext:value-type="float">
            <text:p>100106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768939" calcext:value-type="float">
            <text:p>16768939</text:p>
          </table:table-cell>
          <table:table-cell/>
          <table:table-cell office:value-type="float" office:value="27303561" calcext:value-type="float">
            <text:p>27303561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16452321" calcext:value-type="float">
            <text:p>1645232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7399525" calcext:value-type="float">
            <text:p>37399525</text:p>
          </table:table-cell>
          <table:table-cell/>
          <table:table-cell office:value-type="float" office:value="43291248" calcext:value-type="float">
            <text:p>43291248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25121550" calcext:value-type="float">
            <text:p>2512155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0723416" calcext:value-type="float">
            <text:p>50723416</text:p>
          </table:table-cell>
          <table:table-cell/>
          <table:table-cell office:value-type="float" office:value="61665327" calcext:value-type="float">
            <text:p>61665327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36191381" calcext:value-type="float">
            <text:p>3619138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5904466" calcext:value-type="float">
            <text:p>55904466</text:p>
          </table:table-cell>
          <table:table-cell/>
          <table:table-cell office:value-type="float" office:value="85386606" calcext:value-type="float">
            <text:p>85386606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50377882" calcext:value-type="float">
            <text:p>5037788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8144016" calcext:value-type="float">
            <text:p>88144016</text:p>
          </table:table-cell>
          <table:table-cell/>
          <table:table-cell office:value-type="float" office:value="114933932" calcext:value-type="float">
            <text:p>114933932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66985571" calcext:value-type="float">
            <text:p>669855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04169934" calcext:value-type="float">
            <text:p>104169934</text:p>
          </table:table-cell>
          <table:table-cell/>
          <table:table-cell office:value-type="float" office:value="151582105" calcext:value-type="float">
            <text:p>151582105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87547051" calcext:value-type="float">
            <text:p>8754705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08296737" calcext:value-type="float">
            <text:p>108296737</text:p>
          </table:table-cell>
          <table:table-cell/>
          <table:table-cell office:value-type="float" office:value="194484689" calcext:value-type="float">
            <text:p>194484689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13300365" calcext:value-type="float">
            <text:p>11330036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3786367" calcext:value-type="float">
            <text:p>133786367</text:p>
          </table:table-cell>
          <table:table-cell/>
          <table:table-cell office:value-type="float" office:value="237244648" calcext:value-type="float">
            <text:p>237244648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48263997" calcext:value-type="float">
            <text:p>14826399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92500686" calcext:value-type="float">
            <text:p>192500686</text:p>
          </table:table-cell>
          <table:table-cell/>
          <table:table-cell office:value-type="float" office:value="289923150" calcext:value-type="float">
            <text:p>289923150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73785485" calcext:value-type="float">
            <text:p>1737854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56396056" calcext:value-type="float">
            <text:p>256396056</text:p>
          </table:table-cell>
          <table:table-cell/>
          <table:table-cell office:value-type="float" office:value="351550737" calcext:value-type="float">
            <text:p>351550737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215877412" calcext:value-type="float">
            <text:p>21587741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16647388" calcext:value-type="float">
            <text:p>316647388</text:p>
          </table:table-cell>
          <table:table-cell/>
          <table:table-cell office:value-type="float" office:value="422580772" calcext:value-type="float">
            <text:p>422580772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256685716" calcext:value-type="float">
            <text:p>25668571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393200577" calcext:value-type="float">
            <text:p>393200577</text:p>
          </table:table-cell>
          <table:table-cell/>
          <table:table-cell office:value-type="float" office:value="507239551" calcext:value-type="float">
            <text:p>507239551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302221220" calcext:value-type="float">
            <text:p>30222122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16207262" calcext:value-type="float">
            <text:p>416207262</text:p>
          </table:table-cell>
          <table:table-cell/>
          <table:table-cell office:value-type="float" office:value="598645800" calcext:value-type="float">
            <text:p>598645800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358947126" calcext:value-type="float">
            <text:p>3589471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55519232" calcext:value-type="float">
            <text:p>455519232</text:p>
          </table:table-cell>
          <table:table-cell/>
          <table:table-cell office:value-type="float" office:value="697133783" calcext:value-type="float">
            <text:p>697133783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431560245" calcext:value-type="float">
            <text:p>43156024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65575498" calcext:value-type="float">
            <text:p>465575498</text:p>
          </table:table-cell>
          <table:table-cell/>
          <table:table-cell table:style-name="Gnumeric-default" office:value-type="float" office:value="832623804" calcext:value-type="float">
            <text:p>832623804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table:style-name="Gnumeric-default" office:value-type="float" office:value="501042974" calcext:value-type="float">
            <text:p>50104297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538407210" calcext:value-type="float">
            <text:p>538407210</text:p>
          </table:table-cell>
          <table:table-cell/>
          <table:table-cell table:style-name="Gnumeric-default" office:value-type="float" office:value="929936481" calcext:value-type="float">
            <text:p>929936481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3430" calcext:value-type="float">
            <text:p>3430</text:p>
          </table:table-cell>
          <table:table-cell/>
          <table:table-cell table:style-name="Gnumeric-default" office:value-type="float" office:value="554554678" calcext:value-type="float">
            <text:p>55455467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644518997" calcext:value-type="float">
            <text:p>644518997</text:p>
          </table:table-cell>
          <table:table-cell/>
          <table:table-cell table:style-name="Gnumeric-default" office:value-type="float" office:value="1062249549" calcext:value-type="float">
            <text:p>1062249549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644703772" calcext:value-type="float">
            <text:p>64470377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656987629" calcext:value-type="float">
            <text:p>656987629</text:p>
          </table:table-cell>
          <table:table-cell/>
          <table:table-cell table:style-name="Gnumeric-default" office:value-type="float" office:value="1217096828" calcext:value-type="float">
            <text:p>1217096828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737857787" calcext:value-type="float">
            <text:p>73785778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926879117" calcext:value-type="float">
            <text:p>926879117</text:p>
          </table:table-cell>
          <table:table-cell/>
          <table:table-cell table:style-name="Gnumeric-default" office:value-type="float" office:value="1378271546" calcext:value-type="float">
            <text:p>1378271546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827354042" calcext:value-type="float">
            <text:p>82735404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1109756803" calcext:value-type="float">
            <text:p>1109756803</text:p>
          </table:table-cell>
          <table:table-cell/>
          <table:table-cell table:style-name="Gnumeric-default" office:value-type="float" office:value="1587259351" calcext:value-type="float">
            <text:p>1587259351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929777682" calcext:value-type="float">
            <text:p>92977768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157910524" calcext:value-type="float">
            <text:p>1157910524</text:p>
          </table:table-cell>
          <table:table-cell/>
          <table:table-cell table:style-name="Gnumeric-default" office:value-type="float" office:value="1805943186" calcext:value-type="float">
            <text:p>1805943186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030143311" calcext:value-type="float">
            <text:p>103014331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1241612101" calcext:value-type="float">
            <text:p>1241612101</text:p>
          </table:table-cell>
          <table:table-cell/>
          <table:table-cell table:style-name="Gnumeric-default" office:value-type="float" office:value="2026146879" calcext:value-type="float">
            <text:p>2026146879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147201910" calcext:value-type="float">
            <text:p>114720191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1392323264" calcext:value-type="float">
            <text:p>1392323264</text:p>
          </table:table-cell>
          <table:table-cell/>
          <table:table-cell table:style-name="Gnumeric-default" office:value-type="float" office:value="2251387038" calcext:value-type="float">
            <text:p>2251387038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289232081" calcext:value-type="float">
            <text:p>128923208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446379490" calcext:value-type="float">
            <text:p>1446379490</text:p>
          </table:table-cell>
          <table:table-cell/>
          <table:table-cell table:style-name="Gnumeric-default" office:value-type="float" office:value="2499291288" calcext:value-type="float">
            <text:p>2499291288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428802345" calcext:value-type="float">
            <text:p>142880234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1589686912" calcext:value-type="float">
            <text:p>1589686912</text:p>
          </table:table-cell>
          <table:table-cell/>
          <table:table-cell table:style-name="Gnumeric-default" office:value-type="float" office:value="2668425051" calcext:value-type="float">
            <text:p>2668425051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560574813" calcext:value-type="float">
            <text:p>156057481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1589939813" calcext:value-type="float">
            <text:p>1589939813</text:p>
          </table:table-cell>
          <table:table-cell/>
          <table:table-cell table:style-name="Gnumeric-default" office:value-type="float" office:value="2888921347" calcext:value-type="float">
            <text:p>2888921347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1794440578" calcext:value-type="float">
            <text:p>179444057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997087222" calcext:value-type="float">
            <text:p>1997087222</text:p>
          </table:table-cell>
          <table:table-cell/>
          <table:table-cell table:style-name="Gnumeric-default" office:value-type="float" office:value="3169653290" calcext:value-type="float">
            <text:p>3169653290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1882565480" calcext:value-type="float">
            <text:p>188256548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2035270938" calcext:value-type="float">
            <text:p>2035270938</text:p>
          </table:table-cell>
          <table:table-cell/>
          <table:table-cell table:style-name="Gnumeric-default" office:value-type="float" office:value="3498146860" calcext:value-type="float">
            <text:p>3498146860</text:p>
          </table:table-cell>
          <table:table-cell table:number-columns-repeated="3"/>
          <table:table-cell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2062674973" calcext:value-type="float">
            <text:p>206267497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2311129137" calcext:value-type="float">
            <text:p>2311129137</text:p>
          </table:table-cell>
          <table:table-cell/>
          <table:table-cell table:style-name="Gnumeric-default" office:value-type="float" office:value="3817856023" calcext:value-type="float">
            <text:p>3817856023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/>
          <table:table-cell table:style-name="Gnumeric-default" office:value-type="float" office:value="2268397604" calcext:value-type="float">
            <text:p>226839760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2458501118" calcext:value-type="float">
            <text:p>2458501118</text:p>
          </table:table-cell>
          <table:table-cell/>
          <table:table-cell table:style-name="Gnumeric-default" office:value-type="float" office:value="4136447225" calcext:value-type="float">
            <text:p>4136447225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/>
          <table:table-cell table:style-name="Gnumeric-default" office:value-type="float" office:value="2472473926" calcext:value-type="float">
            <text:p>24724739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2735609120" calcext:value-type="float">
            <text:p>2735609120</text:p>
          </table:table-cell>
          <table:table-cell/>
          <table:table-cell table:style-name="Gnumeric-default" office:value-type="float" office:value="4528589634" calcext:value-type="float">
            <text:p>4528589634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411" calcext:value-type="float">
            <text:p>4411</text:p>
          </table:table-cell>
          <table:table-cell/>
          <table:table-cell table:style-name="Gnumeric-default" office:value-type="float" office:value="2659961183" calcext:value-type="float">
            <text:p>265996118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2885029309" calcext:value-type="float">
            <text:p>2885029309</text:p>
          </table:table-cell>
          <table:table-cell/>
          <table:table-cell table:style-name="Gnumeric-default" office:value-type="float" office:value="4898892822" calcext:value-type="float">
            <text:p>4898892822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411" calcext:value-type="float">
            <text:p>4411</text:p>
          </table:table-cell>
          <table:table-cell/>
          <table:table-cell table:style-name="Gnumeric-default" office:value-type="float" office:value="2876426738" calcext:value-type="float">
            <text:p>287642673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3070342888" calcext:value-type="float">
            <text:p>3070342888</text:p>
          </table:table-cell>
          <table:table-cell/>
          <table:table-cell table:style-name="Gnumeric-default" office:value-type="float" office:value="5269883156" calcext:value-type="float">
            <text:p>526988315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901" calcext:value-type="float">
            <text:p>4901</text:p>
          </table:table-cell>
          <table:table-cell/>
          <table:table-cell table:style-name="Gnumeric-default" office:value-type="float" office:value="3146076596" calcext:value-type="float">
            <text:p>314607659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510210653" calcext:value-type="float">
            <text:p>3510210653</text:p>
          </table:table-cell>
          <table:table-cell/>
          <table:table-cell table:style-name="Gnumeric-default" office:value-type="float" office:value="5707653703" calcext:value-type="float">
            <text:p>5707653703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392696734" calcext:value-type="float">
            <text:p>339269673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3765307893" calcext:value-type="float">
            <text:p>3765307893</text:p>
          </table:table-cell>
          <table:table-cell/>
          <table:table-cell table:style-name="Gnumeric-default" office:value-type="float" office:value="6428686188" calcext:value-type="float">
            <text:p>6428686188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681312736" calcext:value-type="float">
            <text:p>368131273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3808489846" calcext:value-type="float">
            <text:p>3808489846</text:p>
          </table:table-cell>
          <table:table-cell/>
          <table:table-cell table:style-name="Gnumeric-default" office:value-type="float" office:value="6580984847" calcext:value-type="float">
            <text:p>6580984847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928166661" calcext:value-type="float">
            <text:p>392816666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267466869" calcext:value-type="float">
            <text:p>4267466869</text:p>
          </table:table-cell>
          <table:table-cell/>
          <table:table-cell table:style-name="Gnumeric-default" office:value-type="float" office:value="7063176856" calcext:value-type="float">
            <text:p>706317685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4164125726" calcext:value-type="float">
            <text:p>41641257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274028094" calcext:value-type="float">
            <text:p>4274028094</text:p>
          </table:table-cell>
          <table:table-cell/>
          <table:table-cell table:style-name="Gnumeric-default" office:value-type="float" office:value="7637650468" calcext:value-type="float">
            <text:p>7637650468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902" calcext:value-type="float">
            <text:p>4902</text:p>
          </table:table-cell>
          <table:table-cell/>
          <table:table-cell table:style-name="Gnumeric-default" office:value-type="float" office:value="4463302326" calcext:value-type="float">
            <text:p>44633023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4480854474" calcext:value-type="float">
            <text:p>4480854474</text:p>
          </table:table-cell>
          <table:table-cell/>
          <table:table-cell table:style-name="Gnumeric-default" office:value-type="float" office:value="8146112376" calcext:value-type="float">
            <text:p>814611237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4833652565" calcext:value-type="float">
            <text:p>483365256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698480141" calcext:value-type="float">
            <text:p>4698480141</text:p>
          </table:table-cell>
          <table:table-cell/>
          <table:table-cell table:style-name="Gnumeric-default" office:value-type="float" office:value="8709678876" calcext:value-type="float">
            <text:p>870967887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5162385803" calcext:value-type="float">
            <text:p>516238580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6044798366" calcext:value-type="float">
            <text:p>6044798366</text:p>
          </table:table-cell>
          <table:table-cell/>
          <table:table-cell table:style-name="Gnumeric-default" office:value-type="float" office:value="9269447441" calcext:value-type="float">
            <text:p>9269447441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5487816618" calcext:value-type="float">
            <text:p>548781661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6884585753" calcext:value-type="float">
            <text:p>6884585753</text:p>
          </table:table-cell>
          <table:table-cell/>
          <table:table-cell table:style-name="Gnumeric-default" office:value-type="float" office:value="10193720105" calcext:value-type="float">
            <text:p>10193720105</text:p>
          </table:table-cell>
          <table:table-cell table:number-columns-repeated="3"/>
          <table:table-cell table:style-name="Gnumeric-default" office:value-type="float" office:value="2940" calcext:value-type="float">
            <text:p>2940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5805039897" calcext:value-type="float">
            <text:p>580503989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424529977" calcext:value-type="float">
            <text:p>7424529977</text:p>
          </table:table-cell>
          <table:table-cell/>
          <table:table-cell table:style-name="Gnumeric-default" office:value-type="float" office:value="10805540309" calcext:value-type="float">
            <text:p>10805540309</text:p>
          </table:table-cell>
          <table:table-cell table:number-columns-repeated="3"/>
          <table:table-cell table:style-name="Gnumeric-default" office:value-type="float" office:value="2941" calcext:value-type="float">
            <text:p>2941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6160900252" calcext:value-type="float">
            <text:p>616090025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441821383" calcext:value-type="float">
            <text:p>8441821383</text:p>
          </table:table-cell>
          <table:table-cell/>
          <table:table-cell table:style-name="Gnumeric-default" office:value-type="float" office:value="11195710479" calcext:value-type="float">
            <text:p>11195710479</text:p>
          </table:table-cell>
          <table:table-cell table:style-name="ce1"/>
          <table:table-cell table:number-columns-repeated="2"/>
          <table:table-cell table:style-name="Gnumeric-default" office:value-type="float" office:value="3431" calcext:value-type="float">
            <text:p>3431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6550467084" calcext:value-type="float">
            <text:p>6550467084</text:p>
          </table:table-cell>
          <table:table-cell table:number-columns-repeated="113"/>
        </table:table-row>
        <table:table-row table:style-name="ro2" table:number-rows-repeated="4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/>
          <table:table-cell table:style-name="Default" office:value-type="string" calcext:value-type="string">
            <text:p>DATA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lgunGym Cero</text:p>
          </table:table-cell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SIN ORDEN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NILLOS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table:number-columns-repeated="111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31" calcext:value-type="float">
            <text:p>3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41" calcext:value-type="float">
            <text:p>41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61" calcext:value-type="float">
            <text:p>61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71" calcext:value-type="float">
            <text:p>71</text:p>
          </table:table-cell>
          <table:table-cell table:style-name="Default" office:value-type="float" office:value="608" calcext:value-type="float">
            <text:p>608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81" calcext:value-type="float">
            <text:p>81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91" calcext:value-type="float">
            <text:p>91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 office:value-type="float" office:value="950" calcext:value-type="float">
            <text:p>950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11" calcext:value-type="float">
            <text:p>111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21" calcext:value-type="float">
            <text:p>121</text:p>
          </table:table-cell>
          <table:table-cell table:style-name="Default" office:value-type="float" office:value="1218" calcext:value-type="float">
            <text:p>1218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31" calcext:value-type="float">
            <text:p>131</text:p>
          </table:table-cell>
          <table:table-cell table:style-name="Default" office:value-type="float" office:value="1296" calcext:value-type="float">
            <text:p>1296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41" calcext:value-type="float">
            <text:p>141</text:p>
          </table:table-cell>
          <table:table-cell table:style-name="Default" office:value-type="float" office:value="1438" calcext:value-type="float">
            <text:p>1438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 office:value-type="float" office:value="1564" calcext:value-type="float">
            <text:p>1564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61" calcext:value-type="float">
            <text:p>161</text:p>
          </table:table-cell>
          <table:table-cell table:style-name="Default" office:value-type="float" office:value="1658" calcext:value-type="float">
            <text:p>1658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71" calcext:value-type="float">
            <text:p>171</text:p>
          </table:table-cell>
          <table:table-cell table:style-name="Default" office:value-type="float" office:value="1780" calcext:value-type="float">
            <text:p>1780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81" calcext:value-type="float">
            <text:p>181</text:p>
          </table:table-cell>
          <table:table-cell table:style-name="Default" office:value-type="float" office:value="1934" calcext:value-type="float">
            <text:p>1934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91" calcext:value-type="float">
            <text:p>191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 office:value-type="float" office:value="2150" calcext:value-type="float">
            <text:p>2150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ce2"/>
          <table:table-cell/>
          <table:table-cell table:style-name="Default" table:number-columns-repeated="2"/>
          <table:table-cell office:value-type="float" office:value="951" calcext:value-type="float">
            <text:p>951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11" calcext:value-type="float">
            <text:p>211</text:p>
          </table:table-cell>
          <table:table-cell table:style-name="Default" office:value-type="float" office:value="2268" calcext:value-type="float">
            <text:p>226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21" calcext:value-type="float">
            <text:p>221</text:p>
          </table:table-cell>
          <table:table-cell table:style-name="Default" office:value-type="float" office:value="2346" calcext:value-type="float">
            <text:p>234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31" calcext:value-type="float">
            <text:p>231</text:p>
          </table:table-cell>
          <table:table-cell table:style-name="Default" office:value-type="float" office:value="2488" calcext:value-type="float">
            <text:p>248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41" calcext:value-type="float">
            <text:p>241</text:p>
          </table:table-cell>
          <table:table-cell table:style-name="Default" office:value-type="float" office:value="2614" calcext:value-type="float">
            <text:p>261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 office:value-type="float" office:value="2708" calcext:value-type="float">
            <text:p>270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61" calcext:value-type="float">
            <text:p>261</text:p>
          </table:table-cell>
          <table:table-cell table:style-name="Default" office:value-type="float" office:value="2830" calcext:value-type="float">
            <text:p>283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71" calcext:value-type="float">
            <text:p>271</text:p>
          </table:table-cell>
          <table:table-cell table:style-name="Default" office:value-type="float" office:value="2984" calcext:value-type="float">
            <text:p>298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81" calcext:value-type="float">
            <text:p>281</text:p>
          </table:table-cell>
          <table:table-cell table:style-name="Default" office:value-type="float" office:value="3050" calcext:value-type="float">
            <text:p>30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91" calcext:value-type="float">
            <text:p>291</text:p>
          </table:table-cell>
          <table:table-cell table:style-name="Default" office:value-type="float" office:value="3200" calcext:value-type="float">
            <text:p>32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 office:value-type="float" office:value="3318" calcext:value-type="float">
            <text:p>331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11" calcext:value-type="float">
            <text:p>311</text:p>
          </table:table-cell>
          <table:table-cell table:style-name="Default" office:value-type="float" office:value="3396" calcext:value-type="float">
            <text:p>339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21" calcext:value-type="float">
            <text:p>321</text:p>
          </table:table-cell>
          <table:table-cell table:style-name="Default" office:value-type="float" office:value="3538" calcext:value-type="float">
            <text:p>353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31" calcext:value-type="float">
            <text:p>331</text:p>
          </table:table-cell>
          <table:table-cell table:style-name="Default" office:value-type="float" office:value="3664" calcext:value-type="float">
            <text:p>366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41" calcext:value-type="float">
            <text:p>341</text:p>
          </table:table-cell>
          <table:table-cell table:style-name="Default" office:value-type="float" office:value="3758" calcext:value-type="float">
            <text:p>375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 office:value-type="float" office:value="3880" calcext:value-type="float">
            <text:p>388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61" calcext:value-type="float">
            <text:p>361</text:p>
          </table:table-cell>
          <table:table-cell table:style-name="Default" office:value-type="float" office:value="4034" calcext:value-type="float">
            <text:p>403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71" calcext:value-type="float">
            <text:p>371</text:p>
          </table:table-cell>
          <table:table-cell table:style-name="Default" office:value-type="float" office:value="4100" calcext:value-type="float">
            <text:p>41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81" calcext:value-type="float">
            <text:p>381</text:p>
          </table:table-cell>
          <table:table-cell table:style-name="Default" office:value-type="float" office:value="4250" calcext:value-type="float">
            <text:p>42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91" calcext:value-type="float">
            <text:p>391</text:p>
          </table:table-cell>
          <table:table-cell table:style-name="Default" office:value-type="float" office:value="4368" calcext:value-type="float">
            <text:p>436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 office:value-type="float" office:value="4446" calcext:value-type="float">
            <text:p>444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11" calcext:value-type="float">
            <text:p>411</text:p>
          </table:table-cell>
          <table:table-cell table:style-name="Default" office:value-type="float" office:value="4588" calcext:value-type="float">
            <text:p>458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21" calcext:value-type="float">
            <text:p>421</text:p>
          </table:table-cell>
          <table:table-cell table:style-name="Default" office:value-type="float" office:value="4714" calcext:value-type="float">
            <text:p>471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31" calcext:value-type="float">
            <text:p>431</text:p>
          </table:table-cell>
          <table:table-cell table:style-name="Default" office:value-type="float" office:value="4808" calcext:value-type="float">
            <text:p>480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41" calcext:value-type="float">
            <text:p>441</text:p>
          </table:table-cell>
          <table:table-cell table:style-name="Default" office:value-type="float" office:value="4930" calcext:value-type="float">
            <text:p>493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 office:value-type="float" office:value="5084" calcext:value-type="float">
            <text:p>508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61" calcext:value-type="float">
            <text:p>461</text:p>
          </table:table-cell>
          <table:table-cell table:style-name="Default" office:value-type="float" office:value="5150" calcext:value-type="float">
            <text:p>51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71" calcext:value-type="float">
            <text:p>471</text:p>
          </table:table-cell>
          <table:table-cell table:style-name="Default" office:value-type="float" office:value="5300" calcext:value-type="float">
            <text:p>53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81" calcext:value-type="float">
            <text:p>481</text:p>
          </table:table-cell>
          <table:table-cell table:style-name="Default" office:value-type="float" office:value="5418" calcext:value-type="float">
            <text:p>541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91" calcext:value-type="float">
            <text:p>491</text:p>
          </table:table-cell>
          <table:table-cell table:style-name="Default" office:value-type="float" office:value="5496" calcext:value-type="float">
            <text:p>549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 office:value-type="float" office:value="5638" calcext:value-type="float">
            <text:p>563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Data Nueva Random" table:style-name="ta2" table:print="false">
        <office:forms form:automatic-focus="false" form:apply-design-mode="false"/>
        <table:table-column table:style-name="co1" table:default-cell-style-name="ce3"/>
        <table:table-column table:style-name="co3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3" table:default-cell-style-name="ce3"/>
        <table:table-column table:style-name="co8" table:default-cell-style-name="ce3"/>
        <table:table-column table:style-name="co3" table:number-columns-repeated="117" table:default-cell-style-name="ce3"/>
        <table:table-row table:style-name="ro2">
          <table:table-cell office:value-type="string" calcext:value-type="string">
            <text:p>RANDOM</text:p>
          </table:table-cell>
          <table:table-cell/>
          <table:table-cell office:value-type="string" calcext:value-type="string">
            <text:p>GOLOSO</text:p>
          </table:table-cell>
          <table:table-cell table:number-columns-repeated="2"/>
          <table:table-cell office:value-type="string" calcext:value-type="string">
            <text:p>ERROR ABSOLUTO</text:p>
          </table:table-cell>
          <table:table-cell office:value-type="string" calcext:value-type="string">
            <text:p>ERROR RELATIVO % GOLOSO C EXACTO</text:p>
          </table:table-cell>
          <table:table-cell table:number-columns-repeated="2"/>
          <table:table-cell office:value-type="string" calcext:value-type="string">
            <text:p>BACK CHICO</text:p>
          </table:table-cell>
          <table:table-cell table:number-columns-repeated="4"/>
          <table:table-cell office:value-type="string" calcext:value-type="string">
            <text:p>BACK GRANDE</text:p>
          </table:table-cell>
          <table:table-cell table:number-columns-repeated="113"/>
        </table:table-row>
        <table:table-row table:style-name="ro1">
          <table:table-cell table:number-columns-repeated="128"/>
        </table:table-row>
        <table:table-row table:style-name="ro2">
          <table:table-cell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5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2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8128" calcext:value-type="float">
            <text:p>38128</text:p>
          </table:table-cell>
          <table:table-cell table:style-name="Default" office:value-type="float" office:value="1494" calcext:value-type="float">
            <text:p>1494</text:p>
          </table:table-cell>
          <table:table-cell/>
          <table:table-cell table:formula="of:=[.D4]-[.Q4]" office:value-type="float" office:value="565" calcext:value-type="float">
            <text:p>565</text:p>
          </table:table-cell>
          <table:table-cell table:style-name="ce4" table:formula="of:=[.F4]/[.Q4]" office:value-type="percentage" office:value="0.608180839612487" calcext:value-type="percentage">
            <text:p>60,82%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1054" calcext:value-type="float">
            <text:p>51054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0330" calcext:value-type="float">
            <text:p>40330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616" calcext:value-type="float">
            <text:p>40616</text:p>
          </table:table-cell>
          <table:table-cell table:style-name="Default" office:value-type="float" office:value="2191" calcext:value-type="float">
            <text:p>2191</text:p>
          </table:table-cell>
          <table:table-cell/>
          <table:table-cell table:formula="of:=[.D5]-[.Q5]" office:value-type="float" office:value="1038" calcext:value-type="float">
            <text:p>1038</text:p>
          </table:table-cell>
          <table:table-cell table:style-name="ce4" table:formula="of:=[.F5]/[.Q5]" office:value-type="percentage" office:value="0.900260190806591" calcext:value-type="percentage">
            <text:p>90,03%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17160" calcext:value-type="float">
            <text:p>217160</text:p>
          </table:table-cell>
          <table:table-cell table:style-name="Default" office:value-type="float" office:value="1153" calcext:value-type="float">
            <text:p>1153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02398" calcext:value-type="float">
            <text:p>202398</text:p>
          </table:table-cell>
          <table:table-cell table:style-name="Default" office:value-type="float" office:value="1153" calcext:value-type="float">
            <text:p>1153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9060" calcext:value-type="float">
            <text:p>49060</text:p>
          </table:table-cell>
          <table:table-cell table:style-name="Default" office:value-type="float" office:value="3885" calcext:value-type="float">
            <text:p>3885</text:p>
          </table:table-cell>
          <table:table-cell/>
          <table:table-cell table:formula="of:=[.D6]-[.Q6]" office:value-type="float" office:value="1865" calcext:value-type="float">
            <text:p>1865</text:p>
          </table:table-cell>
          <table:table-cell table:style-name="ce4" table:formula="of:=[.F6]/[.Q6]" office:value-type="percentage" office:value="0.923267326732673" calcext:value-type="percentage">
            <text:p>92,33%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18831" calcext:value-type="float">
            <text:p>518831</text:p>
          </table:table-cell>
          <table:table-cell table:style-name="Default" office:value-type="float" office:value="2020" calcext:value-type="float">
            <text:p>2020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56709" calcext:value-type="float">
            <text:p>456709</text:p>
          </table:table-cell>
          <table:table-cell table:style-name="Default" office:value-type="float" office:value="2020" calcext:value-type="float">
            <text:p>2020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482" calcext:value-type="float">
            <text:p>66482</text:p>
          </table:table-cell>
          <table:table-cell table:style-name="Default" office:value-type="float" office:value="3672" calcext:value-type="float">
            <text:p>3672</text:p>
          </table:table-cell>
          <table:table-cell/>
          <table:table-cell table:formula="of:=[.D7]-[.Q7]" office:value-type="float" office:value="1740" calcext:value-type="float">
            <text:p>1740</text:p>
          </table:table-cell>
          <table:table-cell table:style-name="ce4" table:formula="of:=[.F7]/[.Q7]" office:value-type="percentage" office:value="0.900621118012422" calcext:value-type="percentage">
            <text:p>90,06%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732446" calcext:value-type="float">
            <text:p>2732446</text:p>
          </table:table-cell>
          <table:table-cell table:style-name="Default" office:value-type="float" office:value="1932" calcext:value-type="float">
            <text:p>1932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653741" calcext:value-type="float">
            <text:p>2653741</text:p>
          </table:table-cell>
          <table:table-cell table:style-name="Default" office:value-type="float" office:value="1932" calcext:value-type="float">
            <text:p>1932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3082" calcext:value-type="float">
            <text:p>93082</text:p>
          </table:table-cell>
          <table:table-cell table:style-name="Default" office:value-type="float" office:value="2836" calcext:value-type="float">
            <text:p>2836</text:p>
          </table:table-cell>
          <table:table-cell/>
          <table:table-cell table:formula="of:=[.D8]-[.Q8]" office:value-type="float" office:value="1399" calcext:value-type="float">
            <text:p>1399</text:p>
          </table:table-cell>
          <table:table-cell table:style-name="ce4" table:formula="of:=[.F8]/[.Q8]" office:value-type="percentage" office:value="0.973556019485038" calcext:value-type="percentage">
            <text:p>97,36%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188966" calcext:value-type="float">
            <text:p>9188966</text:p>
          </table:table-cell>
          <table:table-cell table:style-name="Default" office:value-type="float" office:value="1437" calcext:value-type="float">
            <text:p>1437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856792" calcext:value-type="float">
            <text:p>8856792</text:p>
          </table:table-cell>
          <table:table-cell table:style-name="Default" office:value-type="float" office:value="1437" calcext:value-type="float">
            <text:p>1437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754" calcext:value-type="float">
            <text:p>100754</text:p>
          </table:table-cell>
          <table:table-cell table:style-name="Default" office:value-type="float" office:value="3165" calcext:value-type="float">
            <text:p>3165</text:p>
          </table:table-cell>
          <table:table-cell/>
          <table:table-cell table:formula="of:=[.D9]-[.Q9]" office:value-type="float" office:value="1568" calcext:value-type="float">
            <text:p>1568</text:p>
          </table:table-cell>
          <table:table-cell table:style-name="ce4" table:formula="of:=[.F9]/[.Q9]" office:value-type="percentage" office:value="0.981840951784596" calcext:value-type="percentage">
            <text:p>98,18%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8998749" calcext:value-type="float">
            <text:p>18998749</text:p>
          </table:table-cell>
          <table:table-cell table:style-name="Default" office:value-type="float" office:value="1597" calcext:value-type="float">
            <text:p>1597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612779" calcext:value-type="float">
            <text:p>17612779</text:p>
          </table:table-cell>
          <table:table-cell table:style-name="Default" office:value-type="float" office:value="1597" calcext:value-type="float">
            <text:p>1597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5595" calcext:value-type="float">
            <text:p>145595</text:p>
          </table:table-cell>
          <table:table-cell table:style-name="Default" office:value-type="float" office:value="3557" calcext:value-type="float">
            <text:p>3557</text:p>
          </table:table-cell>
          <table:table-cell/>
          <table:table-cell table:formula="of:=[.D10]-[.Q10]" office:value-type="float" office:value="1768" calcext:value-type="float">
            <text:p>1768</text:p>
          </table:table-cell>
          <table:table-cell table:style-name="ce4" table:formula="of:=[.F10]/[.Q10]" office:value-type="percentage" office:value="0.988261598658468" calcext:value-type="percentage">
            <text:p>98,83%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2796981" calcext:value-type="float">
            <text:p>262796981</text:p>
          </table:table-cell>
          <table:table-cell table:style-name="Default" office:value-type="float" office:value="1789" calcext:value-type="float">
            <text:p>1789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4673017" calcext:value-type="float">
            <text:p>264673017</text:p>
          </table:table-cell>
          <table:table-cell table:style-name="Default" office:value-type="float" office:value="1789" calcext:value-type="float">
            <text:p>1789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0601" calcext:value-type="float">
            <text:p>180601</text:p>
          </table:table-cell>
          <table:table-cell table:style-name="Default" office:value-type="float" office:value="3908" calcext:value-type="float">
            <text:p>3908</text:p>
          </table:table-cell>
          <table:table-cell/>
          <table:table-cell table:formula="of:=[.D11]-[.Q11]" office:value-type="float" office:value="1783" calcext:value-type="float">
            <text:p>1783</text:p>
          </table:table-cell>
          <table:table-cell table:style-name="ce4" table:formula="of:=[.F11]/[.Q11]" office:value-type="percentage" office:value="0.839058823529412" calcext:value-type="percentage">
            <text:p>83,91%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52131197" calcext:value-type="float">
            <text:p>752131197</text:p>
          </table:table-cell>
          <table:table-cell table:style-name="Default" office:value-type="float" office:value="2125" calcext:value-type="float">
            <text:p>2125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72615077" calcext:value-type="float">
            <text:p>772615077</text:p>
          </table:table-cell>
          <table:table-cell table:style-name="Default" office:value-type="float" office:value="2125" calcext:value-type="float">
            <text:p>2125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19584" calcext:value-type="float">
            <text:p>219584</text:p>
          </table:table-cell>
          <table:table-cell table:style-name="Default" office:value-type="float" office:value="4331" calcext:value-type="float">
            <text:p>4331</text:p>
          </table:table-cell>
          <table:table-cell/>
          <table:table-cell table:formula="of:=[.D12]-[.Q12]" office:value-type="float" office:value="2622" calcext:value-type="float">
            <text:p>2622</text:p>
          </table:table-cell>
          <table:table-cell table:style-name="ce4" table:formula="of:=[.F12]/[.Q12]" office:value-type="percentage" office:value="1.53423054417788" calcext:value-type="percentage">
            <text:p>153,42%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77319783" calcext:value-type="float">
            <text:p>977319783</text:p>
          </table:table-cell>
          <table:table-cell table:style-name="Default" office:value-type="float" office:value="1835" calcext:value-type="float">
            <text:p>1835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01301710" calcext:value-type="float">
            <text:p>801301710</text:p>
          </table:table-cell>
          <table:table-cell table:style-name="Default" office:value-type="float" office:value="1709" calcext:value-type="float">
            <text:p>1709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2721" calcext:value-type="float">
            <text:p>262721</text:p>
          </table:table-cell>
          <table:table-cell table:style-name="Default" office:value-type="float" office:value="4667" calcext:value-type="float">
            <text:p>4667</text:p>
          </table:table-cell>
          <table:table-cell/>
          <table:table-cell table:formula="of:=[.D13]-[.Q13]" office:value-type="float" office:value="2857" calcext:value-type="float">
            <text:p>2857</text:p>
          </table:table-cell>
          <table:table-cell table:style-name="ce4" table:formula="of:=[.F13]/[.Q13]" office:value-type="percentage" office:value="1.57845303867403" calcext:value-type="percentage">
            <text:p>157,85%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344812547" calcext:value-type="float">
            <text:p>9344812547</text:p>
          </table:table-cell>
          <table:table-cell table:style-name="Default" office:value-type="float" office:value="1810" calcext:value-type="float">
            <text:p>1810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375572265" calcext:value-type="float">
            <text:p>9375572265</text:p>
          </table:table-cell>
          <table:table-cell table:style-name="Default" office:value-type="float" office:value="1810" calcext:value-type="float">
            <text:p>1810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93015" calcext:value-type="float">
            <text:p>293015</text:p>
          </table:table-cell>
          <table:table-cell table:style-name="Default" office:value-type="float" office:value="4966" calcext:value-type="float">
            <text:p>4966</text:p>
          </table:table-cell>
          <table:table-cell/>
          <table:table-cell table:formula="of:=[.D14]-[.Q14]" office:value-type="float" office:value="3159" calcext:value-type="float">
            <text:p>3159</text:p>
          </table:table-cell>
          <table:table-cell table:style-name="ce4" table:formula="of:=[.F14]/[.Q14]" office:value-type="percentage" office:value="1.74820143884892" calcext:value-type="percentage">
            <text:p>174,82%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757576774" calcext:value-type="float">
            <text:p>10757576774</text:p>
          </table:table-cell>
          <table:table-cell table:style-name="Default" office:value-type="float" office:value="1822" calcext:value-type="float">
            <text:p>1822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916088201" calcext:value-type="float">
            <text:p>9916088201</text:p>
          </table:table-cell>
          <table:table-cell table:style-name="Default" office:value-type="float" office:value="1807" calcext:value-type="float">
            <text:p>1807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81634" calcext:value-type="float">
            <text:p>381634</text:p>
          </table:table-cell>
          <table:table-cell table:style-name="Default" office:value-type="float" office:value="4578" calcext:value-type="float">
            <text:p>457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111"/>
        </table:table-row>
        <table:table-row table:style-name="ro2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61144" calcext:value-type="float">
            <text:p>361144</text:p>
          </table:table-cell>
          <table:table-cell table:style-name="Default" office:value-type="float" office:value="5372" calcext:value-type="float">
            <text:p>5372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3161" calcext:value-type="float">
            <text:p>463161</text:p>
          </table:table-cell>
          <table:table-cell table:style-name="Default" office:value-type="float" office:value="4677" calcext:value-type="float">
            <text:p>467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82076" calcext:value-type="float">
            <text:p>482076</text:p>
          </table:table-cell>
          <table:table-cell table:style-name="Default" office:value-type="float" office:value="5199" calcext:value-type="float">
            <text:p>519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13898" calcext:value-type="float">
            <text:p>613898</text:p>
          </table:table-cell>
          <table:table-cell table:style-name="Default" office:value-type="float" office:value="5381" calcext:value-type="float">
            <text:p>538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71117" calcext:value-type="float">
            <text:p>571117</text:p>
          </table:table-cell>
          <table:table-cell table:style-name="Default" office:value-type="float" office:value="7147" calcext:value-type="float">
            <text:p>714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1837255" calcext:value-type="float">
            <text:p>11837255</text:p>
          </table:table-cell>
          <table:table-cell table:style-name="Default" office:value-type="float" office:value="8877" calcext:value-type="float">
            <text:p>887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54496874" calcext:value-type="float">
            <text:p>54496874</text:p>
          </table:table-cell>
          <table:table-cell table:style-name="Default" office:value-type="float" office:value="8835" calcext:value-type="float">
            <text:p>883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44132676" calcext:value-type="float">
            <text:p>144132676</text:p>
          </table:table-cell>
          <table:table-cell table:style-name="Default" office:value-type="float" office:value="9521" calcext:value-type="float">
            <text:p>952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08743676" calcext:value-type="float">
            <text:p>308743676</text:p>
          </table:table-cell>
          <table:table-cell table:style-name="Default" office:value-type="float" office:value="9860" calcext:value-type="float">
            <text:p>9860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555104676" calcext:value-type="float">
            <text:p>555104676</text:p>
          </table:table-cell>
          <table:table-cell table:style-name="Default" office:value-type="float" office:value="10119" calcext:value-type="float">
            <text:p>1011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25854761" calcext:value-type="float">
            <text:p>925854761</text:p>
          </table:table-cell>
          <table:table-cell table:style-name="Default" office:value-type="float" office:value="10339" calcext:value-type="float">
            <text:p>1033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1392761383" calcext:value-type="float">
            <text:p>1392761383</text:p>
          </table:table-cell>
          <table:table-cell table:style-name="Default" office:value-type="float" office:value="10711" calcext:value-type="float">
            <text:p>1071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2040701545" calcext:value-type="float">
            <text:p>2040701545</text:p>
          </table:table-cell>
          <table:table-cell table:style-name="Default" office:value-type="float" office:value="10844" calcext:value-type="float">
            <text:p>10844</text:p>
          </table:table-cell>
          <table:table-cell table:number-columns-repeated="124"/>
        </table:table-row>
        <table:table-row table:style-name="ro4" table:number-rows-repeated="101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Data Nueva Random'.$A$1" table:expression="#REF!"/>
          <table:named-expression table:name="Sheet_Title" table:base-cell-address="$'Data Nueva Random'.$A$1" table:expression="&quot;Hoja2&quot;"/>
        </table:named-expressions>
      </table:table>
      <table:table table:name="Data Familia" table:style-name="ta3" table:print="false">
        <office:forms form:automatic-focus="false" form:apply-design-mode="false"/>
        <table:table-column table:style-name="co1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121" table:default-cell-style-name="ce3"/>
        <table:table-row table:style-name="ro1">
          <table:table-cell table:number-columns-repeated="2"/>
          <table:table-cell office:value-type="string" calcext:value-type="string">
            <text:p>goloso</text:p>
          </table:table-cell>
          <table:table-cell table:number-columns-repeated="2"/>
          <table:table-cell office:value-type="string" calcext:value-type="string">
            <text:p>ERROR ABSOLUTO</text:p>
          </table:table-cell>
          <table:table-cell office:value-type="string" calcext:value-type="string">
            <text:p>ERROR RELATIVO</text:p>
          </table:table-cell>
          <table:table-cell table:number-columns-repeated="3"/>
          <table:table-cell office:value-type="string" calcext:value-type="string">
            <text:p>back strong</text:p>
          </table:table-cell>
          <table:table-cell table:number-columns-repeated="4"/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Diferencia de mochila exacto</text:p>
          </table:table-cell>
          <table:table-cell table:number-columns-repeated="108"/>
        </table:table-row>
        <table:table-row table:style-name="ro2">
          <table:table-cell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5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2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Mochi Grande</text:p>
          </table:table-cell>
          <table:table-cell/>
          <table:table-cell office:value-type="string" calcext:value-type="string">
            <text:p>Mochi Chica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4128" calcext:value-type="float">
            <text:p>34128</text:p>
          </table:table-cell>
          <table:table-cell table:style-name="Default" office:value-type="float" office:value="1930" calcext:value-type="float">
            <text:p>1930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11"/>
        </table:table-row>
        <table:table-row table:style-name="ro2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7208" calcext:value-type="float">
            <text:p>37208</text:p>
          </table:table-cell>
          <table:table-cell table:style-name="Default" office:value-type="float" office:value="2648" calcext:value-type="float">
            <text:p>2648</text:p>
          </table:table-cell>
          <table:table-cell/>
          <table:table-cell table:formula="of:=[.D3]-[.L4]" office:value-type="float" office:value="1692" calcext:value-type="float">
            <text:p>1692</text:p>
          </table:table-cell>
          <table:table-cell table:style-name="ce4" table:formula="of:=[.F4]/[.L4]" office:value-type="percentage" office:value="7.10924369747899" calcext:value-type="percentage">
            <text:p>710,92%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315" calcext:value-type="float">
            <text:p>6315</text:p>
          </table:table-cell>
          <table:table-cell table:style-name="Default" office:value-type="float" office:value="238" calcext:value-type="float">
            <text:p>238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5990" calcext:value-type="float">
            <text:p>35990</text:p>
          </table:table-cell>
          <table:table-cell table:style-name="Default" office:value-type="float" office:value="238" calcext:value-type="float">
            <text:p>238</text:p>
          </table:table-cell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/>
          <table:table-cell table:style-name="Default" office:value-type="float" office:value="238" calcext:value-type="float">
            <text:p>238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6237" calcext:value-type="float">
            <text:p>36237</text:p>
          </table:table-cell>
          <table:table-cell table:style-name="Default" office:value-type="float" office:value="3544" calcext:value-type="float">
            <text:p>3544</text:p>
          </table:table-cell>
          <table:table-cell/>
          <table:table-cell table:formula="of:=[.D4]-[.L5]" office:value-type="float" office:value="1033" calcext:value-type="float">
            <text:p>1033</text:p>
          </table:table-cell>
          <table:table-cell table:style-name="ce4" table:formula="of:=[.F5]/[.L5]" office:value-type="percentage" office:value="0.639628482972136" calcext:value-type="percentage">
            <text:p>63,96%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0539" calcext:value-type="float">
            <text:p>60539</text:p>
          </table:table-cell>
          <table:table-cell table:style-name="Default" office:value-type="float" office:value="1615" calcext:value-type="float">
            <text:p>1615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0703" calcext:value-type="float">
            <text:p>120703</text:p>
          </table:table-cell>
          <table:table-cell table:style-name="Default" office:value-type="float" office:value="1948" calcext:value-type="float">
            <text:p>1948</text:p>
          </table:table-cell>
          <table:table-cell table:number-columns-repeated="2"/>
          <table:table-cell table:style-name="Default" office:value-type="float" office:value="1615" calcext:value-type="float">
            <text:p>1615</text:p>
          </table:table-cell>
          <table:table-cell/>
          <table:table-cell table:style-name="Default" office:value-type="float" office:value="1948" calcext:value-type="float">
            <text:p>1948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7667" calcext:value-type="float">
            <text:p>47667</text:p>
          </table:table-cell>
          <table:table-cell table:style-name="Default" office:value-type="float" office:value="5539" calcext:value-type="float">
            <text:p>5539</text:p>
          </table:table-cell>
          <table:table-cell/>
          <table:table-cell table:formula="of:=[.D5]-[.L6]" office:value-type="float" office:value="2357" calcext:value-type="float">
            <text:p>2357</text:p>
          </table:table-cell>
          <table:table-cell table:style-name="ce4" table:formula="of:=[.F6]/[.L6]" office:value-type="percentage" office:value="1.98567818028644" calcext:value-type="percentage">
            <text:p>198,57%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97048" calcext:value-type="float">
            <text:p>1297048</text:p>
          </table:table-cell>
          <table:table-cell table:style-name="Default" office:value-type="float" office:value="1187" calcext:value-type="float">
            <text:p>1187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30274" calcext:value-type="float">
            <text:p>1030274</text:p>
          </table:table-cell>
          <table:table-cell table:style-name="Default" office:value-type="float" office:value="1187" calcext:value-type="float">
            <text:p>1187</text:p>
          </table:table-cell>
          <table:table-cell table:number-columns-repeated="2"/>
          <table:table-cell table:style-name="Default" office:value-type="float" office:value="1187" calcext:value-type="float">
            <text:p>1187</text:p>
          </table:table-cell>
          <table:table-cell/>
          <table:table-cell table:style-name="Default" office:value-type="float" office:value="1187" calcext:value-type="float">
            <text:p>1187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9124" calcext:value-type="float">
            <text:p>69124</text:p>
          </table:table-cell>
          <table:table-cell table:style-name="Default" office:value-type="float" office:value="11321" calcext:value-type="float">
            <text:p>11321</text:p>
          </table:table-cell>
          <table:table-cell/>
          <table:table-cell table:formula="of:=[.D6]-[.L7]" office:value-type="float" office:value="4721" calcext:value-type="float">
            <text:p>4721</text:p>
          </table:table-cell>
          <table:table-cell table:style-name="ce4" table:formula="of:=[.F7]/[.L7]" office:value-type="percentage" office:value="5.77139364303179" calcext:value-type="percentage">
            <text:p>577,14%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28276" calcext:value-type="float">
            <text:p>1928276</text:p>
          </table:table-cell>
          <table:table-cell table:style-name="Default" office:value-type="float" office:value="818" calcext:value-type="float">
            <text:p>818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91013" calcext:value-type="float">
            <text:p>1891013</text:p>
          </table:table-cell>
          <table:table-cell table:style-name="Default" office:value-type="float" office:value="1594" calcext:value-type="float">
            <text:p>1594</text:p>
          </table:table-cell>
          <table:table-cell table:number-columns-repeated="2"/>
          <table:table-cell table:style-name="Default" office:value-type="float" office:value="818" calcext:value-type="float">
            <text:p>818</text:p>
          </table:table-cell>
          <table:table-cell/>
          <table:table-cell table:style-name="Default" office:value-type="float" office:value="1594" calcext:value-type="float">
            <text:p>1594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2227" calcext:value-type="float">
            <text:p>102227</text:p>
          </table:table-cell>
          <table:table-cell table:style-name="Default" office:value-type="float" office:value="5430" calcext:value-type="float">
            <text:p>5430</text:p>
          </table:table-cell>
          <table:table-cell/>
          <table:table-cell table:formula="of:=[.D7]-[.L8]" office:value-type="float" office:value="9387" calcext:value-type="float">
            <text:p>9387</text:p>
          </table:table-cell>
          <table:table-cell table:style-name="ce4" table:formula="of:=[.F8]/[.L8]" office:value-type="percentage" office:value="4.85367114788004" calcext:value-type="percentage">
            <text:p>485,37%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496540" calcext:value-type="float">
            <text:p>3496540</text:p>
          </table:table-cell>
          <table:table-cell table:style-name="Default" office:value-type="float" office:value="1934" calcext:value-type="float">
            <text:p>1934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117914" calcext:value-type="float">
            <text:p>6117914</text:p>
          </table:table-cell>
          <table:table-cell table:style-name="Default" office:value-type="float" office:value="2474" calcext:value-type="float">
            <text:p>2474</text:p>
          </table:table-cell>
          <table:table-cell table:number-columns-repeated="2"/>
          <table:table-cell table:style-name="Default" office:value-type="float" office:value="1934" calcext:value-type="float">
            <text:p>1934</text:p>
          </table:table-cell>
          <table:table-cell/>
          <table:table-cell table:style-name="Default" office:value-type="float" office:value="2474" calcext:value-type="float">
            <text:p>2474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0095" calcext:value-type="float">
            <text:p>90095</text:p>
          </table:table-cell>
          <table:table-cell table:style-name="Default" office:value-type="float" office:value="39293" calcext:value-type="float">
            <text:p>39293</text:p>
          </table:table-cell>
          <table:table-cell/>
          <table:table-cell table:formula="of:=[.D8]-[.L9]" office:value-type="float" office:value="3645" calcext:value-type="float">
            <text:p>3645</text:p>
          </table:table-cell>
          <table:table-cell table:style-name="ce4" table:formula="of:=[.F9]/[.L9]" office:value-type="percentage" office:value="2.04201680672269" calcext:value-type="percentage">
            <text:p>204,20%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377781" calcext:value-type="float">
            <text:p>28377781</text:p>
          </table:table-cell>
          <table:table-cell table:style-name="Default" office:value-type="float" office:value="1785" calcext:value-type="float">
            <text:p>1785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289500" calcext:value-type="float">
            <text:p>28289500</text:p>
          </table:table-cell>
          <table:table-cell table:style-name="Default" office:value-type="float" office:value="1927" calcext:value-type="float">
            <text:p>1927</text:p>
          </table:table-cell>
          <table:table-cell table:number-columns-repeated="2"/>
          <table:table-cell table:style-name="Default" office:value-type="float" office:value="1785" calcext:value-type="float">
            <text:p>1785</text:p>
          </table:table-cell>
          <table:table-cell/>
          <table:table-cell table:style-name="Default" office:value-type="float" office:value="1927" calcext:value-type="float">
            <text:p>1927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3758" calcext:value-type="float">
            <text:p>133758</text:p>
          </table:table-cell>
          <table:table-cell table:style-name="Default" office:value-type="float" office:value="54339" calcext:value-type="float">
            <text:p>54339</text:p>
          </table:table-cell>
          <table:table-cell/>
          <table:table-cell table:formula="of:=[.D9]-[.L10]" office:value-type="float" office:value="31200" calcext:value-type="float">
            <text:p>31200</text:p>
          </table:table-cell>
          <table:table-cell table:style-name="ce4" table:formula="of:=[.F10]/[.L10]" office:value-type="percentage" office:value="3.85518349190659" calcext:value-type="percentage">
            <text:p>385,52%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1370083" calcext:value-type="float">
            <text:p>51370083</text:p>
          </table:table-cell>
          <table:table-cell table:style-name="Default" office:value-type="float" office:value="8093" calcext:value-type="float">
            <text:p>8093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220902" calcext:value-type="float">
            <text:p>33220902</text:p>
          </table:table-cell>
          <table:table-cell table:style-name="Default" office:value-type="float" office:value="8091" calcext:value-type="float">
            <text:p>8091</text:p>
          </table:table-cell>
          <table:table-cell table:number-columns-repeated="2"/>
          <table:table-cell table:style-name="Default" office:value-type="float" office:value="8093" calcext:value-type="float">
            <text:p>8093</text:p>
          </table:table-cell>
          <table:table-cell/>
          <table:table-cell table:style-name="Default" office:value-type="float" office:value="8091" calcext:value-type="float">
            <text:p>8091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2872" calcext:value-type="float">
            <text:p>182872</text:p>
          </table:table-cell>
          <table:table-cell table:style-name="Default" office:value-type="float" office:value="42063" calcext:value-type="float">
            <text:p>42063</text:p>
          </table:table-cell>
          <table:table-cell/>
          <table:table-cell table:formula="of:=[.D10]-[.L11]" office:value-type="float" office:value="52309" calcext:value-type="float">
            <text:p>52309</text:p>
          </table:table-cell>
          <table:table-cell table:style-name="ce4" table:formula="of:=[.F11]/[.L11]" office:value-type="percentage" office:value="25.7679802955665" calcext:value-type="percentage">
            <text:p>2576,80%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03806955" calcext:value-type="float">
            <text:p>203806955</text:p>
          </table:table-cell>
          <table:table-cell table:style-name="Default" office:value-type="float" office:value="2030" calcext:value-type="float">
            <text:p>2030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226001395" calcext:value-type="float">
            <text:p>2226001395</text:p>
          </table:table-cell>
          <table:table-cell table:style-name="Default" office:value-type="float" office:value="3754" calcext:value-type="float">
            <text:p>3754</text:p>
          </table:table-cell>
          <table:table-cell table:number-columns-repeated="2"/>
          <table:table-cell table:style-name="Default" office:value-type="float" office:value="2030" calcext:value-type="float">
            <text:p>2030</text:p>
          </table:table-cell>
          <table:table-cell/>
          <table:table-cell table:style-name="Default" office:value-type="float" office:value="3754" calcext:value-type="float">
            <text:p>3754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33350" calcext:value-type="float">
            <text:p>233350</text:p>
          </table:table-cell>
          <table:table-cell table:style-name="Default" office:value-type="float" office:value="27409" calcext:value-type="float">
            <text:p>27409</text:p>
          </table:table-cell>
          <table:table-cell/>
          <table:table-cell table:formula="of:=[.D11]-[.L12]" office:value-type="float" office:value="32323" calcext:value-type="float">
            <text:p>32323</text:p>
          </table:table-cell>
          <table:table-cell table:style-name="ce4" table:formula="of:=[.F12]/[.L12]" office:value-type="percentage" office:value="3.31858316221766" calcext:value-type="percentage">
            <text:p>331,86%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56134583" calcext:value-type="float">
            <text:p>1156134583</text:p>
          </table:table-cell>
          <table:table-cell table:style-name="Default" office:value-type="float" office:value="9740" calcext:value-type="float">
            <text:p>9740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33174852" calcext:value-type="float">
            <text:p>1133174852</text:p>
          </table:table-cell>
          <table:table-cell table:style-name="Default" office:value-type="float" office:value="10181" calcext:value-type="float">
            <text:p>10181</text:p>
          </table:table-cell>
          <table:table-cell table:number-columns-repeated="2"/>
          <table:table-cell table:style-name="Default" office:value-type="float" office:value="9740" calcext:value-type="float">
            <text:p>9740</text:p>
          </table:table-cell>
          <table:table-cell/>
          <table:table-cell table:style-name="Default" office:value-type="float" office:value="10181" calcext:value-type="float">
            <text:p>10181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43577" calcext:value-type="float">
            <text:p>243577</text:p>
          </table:table-cell>
          <table:table-cell table:style-name="Default" office:value-type="float" office:value="38256" calcext:value-type="float">
            <text:p>38256</text:p>
          </table:table-cell>
          <table:table-cell/>
          <table:table-cell table:formula="of:=[.D12]-[.L13]" office:value-type="float" office:value="24323" calcext:value-type="float">
            <text:p>24323</text:p>
          </table:table-cell>
          <table:table-cell table:style-name="ce4" table:formula="of:=[.F13]/[.L13]" office:value-type="percentage" office:value="7.88172391445237" calcext:value-type="percentage">
            <text:p>788,17%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8242314" calcext:value-type="float">
            <text:p>1338242314</text:p>
          </table:table-cell>
          <table:table-cell table:style-name="Default" office:value-type="float" office:value="3086" calcext:value-type="float">
            <text:p>3086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05669277" calcext:value-type="float">
            <text:p>705669277</text:p>
          </table:table-cell>
          <table:table-cell table:style-name="Default" office:value-type="float" office:value="3086" calcext:value-type="float">
            <text:p>3086</text:p>
          </table:table-cell>
          <table:table-cell table:number-columns-repeated="2"/>
          <table:table-cell table:style-name="Default" office:value-type="float" office:value="3086" calcext:value-type="float">
            <text:p>3086</text:p>
          </table:table-cell>
          <table:table-cell/>
          <table:table-cell table:style-name="Default" office:value-type="float" office:value="3086" calcext:value-type="float">
            <text:p>3086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2728" calcext:value-type="float">
            <text:p>192728</text:p>
          </table:table-cell>
          <table:table-cell table:style-name="Default" office:value-type="float" office:value="24521" calcext:value-type="float">
            <text:p>24521</text:p>
          </table:table-cell>
          <table:table-cell/>
          <table:table-cell table:formula="of:=[.D13]-[.L14]" office:value-type="float" office:value="26412" calcext:value-type="float">
            <text:p>26412</text:p>
          </table:table-cell>
          <table:table-cell table:style-name="ce4" table:formula="of:=[.F14]/[.L14]" office:value-type="percentage" office:value="2.22998986828774" calcext:value-type="percentage">
            <text:p>223,00%</text:p>
          </table:table-cell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608159380" calcext:value-type="float">
            <text:p>5608159380</text:p>
          </table:table-cell>
          <table:table-cell table:style-name="Default" office:value-type="float" office:value="11844" calcext:value-type="float">
            <text:p>11844</text:p>
          </table:table-cell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842294450" calcext:value-type="float">
            <text:p>5842294450</text:p>
          </table:table-cell>
          <table:table-cell table:style-name="Default" office:value-type="float" office:value="11958" calcext:value-type="float">
            <text:p>11958</text:p>
          </table:table-cell>
          <table:table-cell table:number-columns-repeated="2"/>
          <table:table-cell table:style-name="Default" office:value-type="float" office:value="11844" calcext:value-type="float">
            <text:p>11844</text:p>
          </table:table-cell>
          <table:table-cell/>
          <table:table-cell table:style-name="Default" office:value-type="float" office:value="11958" calcext:value-type="float">
            <text:p>11958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7251" calcext:value-type="float">
            <text:p>287251</text:p>
          </table:table-cell>
          <table:table-cell table:style-name="Default" office:value-type="float" office:value="47665" calcext:value-type="float">
            <text:p>47665</text:p>
          </table:table-cell>
          <table:table-cell table:number-columns-repeated="5"/>
          <table:table-cell table:style-name="Default" table:number-columns-repeated="3"/>
          <table:table-cell table:number-columns-repeated="116"/>
        </table:table-row>
        <table:table-row table:style-name="ro2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55066" calcext:value-type="float">
            <text:p>355066</text:p>
          </table:table-cell>
          <table:table-cell table:style-name="Default" office:value-type="float" office:value="44602" calcext:value-type="float">
            <text:p>44602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4154" calcext:value-type="float">
            <text:p>334154</text:p>
          </table:table-cell>
          <table:table-cell table:style-name="Default" office:value-type="float" office:value="47828" calcext:value-type="float">
            <text:p>47828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65235" calcext:value-type="float">
            <text:p>465235</text:p>
          </table:table-cell>
          <table:table-cell table:style-name="Default" office:value-type="float" office:value="120725" calcext:value-type="float">
            <text:p>12072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92389" calcext:value-type="float">
            <text:p>592389</text:p>
          </table:table-cell>
          <table:table-cell table:style-name="Default" office:value-type="float" office:value="2298974" calcext:value-type="float">
            <text:p>2298974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8746930" calcext:value-type="float">
            <text:p>8746930</text:p>
          </table:table-cell>
          <table:table-cell table:style-name="Default" office:value-type="float" office:value="18337778" calcext:value-type="float">
            <text:p>18337778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41800640" calcext:value-type="float">
            <text:p>41800640</text:p>
          </table:table-cell>
          <table:table-cell table:style-name="Default" office:value-type="float" office:value="51703711" calcext:value-type="float">
            <text:p>5170371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16058019" calcext:value-type="float">
            <text:p>116058019</text:p>
          </table:table-cell>
          <table:table-cell table:style-name="Default" office:value-type="float" office:value="136411987" calcext:value-type="float">
            <text:p>13641198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66456660" calcext:value-type="float">
            <text:p>266456660</text:p>
          </table:table-cell>
          <table:table-cell table:style-name="Default" office:value-type="float" office:value="250639064" calcext:value-type="float">
            <text:p>250639064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479212529" calcext:value-type="float">
            <text:p>479212529</text:p>
          </table:table-cell>
          <table:table-cell table:style-name="Default" office:value-type="float" office:value="360126725" calcext:value-type="float">
            <text:p>36012672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798579490" calcext:value-type="float">
            <text:p>798579490</text:p>
          </table:table-cell>
          <table:table-cell table:style-name="Default" office:value-type="float" office:value="563191532" calcext:value-type="float">
            <text:p>563191532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1193682256" calcext:value-type="float">
            <text:p>1193682256</text:p>
          </table:table-cell>
          <table:table-cell table:style-name="Default" office:value-type="float" office:value="881712759" calcext:value-type="float">
            <text:p>88171275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833289920" calcext:value-type="float">
            <text:p>1833289920</text:p>
          </table:table-cell>
          <table:table-cell table:style-name="Default" office:value-type="float" office:value="1087438912.77778" calcext:value-type="float">
            <text:p>1087438912,77778</text:p>
          </table:table-cell>
          <table:table-cell table:number-columns-repeated="124"/>
        </table:table-row>
        <table:table-row table:style-name="ro4" table:number-rows-repeated="101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Data Familia'.$A$1" table:expression="#REF!"/>
          <table:named-expression table:name="Sheet_Title" table:base-cell-address="$'Data Familia'.$A$1" table:expression="&quot;Hoja3&quot;"/>
        </table:named-expressions>
      </table:table>
      <table:named-expressions>
        <table:named-range table:name="__Anonymous_Sheet_DB__0" table:base-cell-address="$Hoja1.$A$1" table:cell-range-address="$Hoja1.$B$6:.$B$14" table:range-usable-as="repeat-column repeat-row filter print-range"/>
      </table:named-expressions>
      <table:database-ranges>
        <table:database-range table:name="__Anonymous_Sheet_DB__0" table:target-range-address="Hoja1.D51:Hoja1.D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9:33:51.5808425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6:53:02.035881083</meta:creation-date>
    <meta:editing-cycles>8</meta:editing-cycles>
    <meta:editing-duration>PT2H12M16S</meta:editing-duration>
    <meta:generator>LibreOffice/4.2.8.2$Linux_x86 LibreOffice_project/420m0$Build-2</meta:generator>
    <dc:date>2016-11-27T20:15:59.968338220</dc:date>
    <meta:document-statistic meta:table-count="3" meta:cell-count="997" meta:object-count="0"/>
  </office:meta>
</office:document-meta>
</file>